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cc"/>
    </style:style>
    <style:style style:name="ce4" style:family="table-cell" style:parent-style-name="Default" style:data-style-name="N60">
      <style:table-cell-properties fo:background-color="#ffffcc"/>
    </style:style>
    <style:style style:name="ce5" style:family="table-cell" style:parent-style-name="Default" style:data-style-name="N0"/>
    <style:style style:name="ce6" style:family="table-cell" style:parent-style-name="Default" style:data-style-name="N60"/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>
            <text:p>THERMAL CONDUCTIVITY OF CARBON DIOXIDE</text:p>
          </table:table-cell>
          <table:table-cell table:number-columns-repeated="6"/>
        </table:table-row>
        <table:table-row table:style-name="ro2">
          <table:table-cell office:value-type="string">
            <text:p>from Vesovic et al, 1990, J Phys Chem Ref Data <text:span text:style-name="T1">19</text:span>(3).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1">
          <table:table-cell table:style-name="ce1" office:value-type="string">
            <text:p>T</text:p>
          </table:table-cell>
          <table:table-cell table:style-name="ce3" office:value-type="float" office:value="660">
            <text:p>660</text:p>
          </table:table-cell>
          <table:table-cell office:value-type="string">
            <text:p>K</text:p>
          </table:table-cell>
          <table:table-cell table:number-columns-repeated="4"/>
        </table:table-row>
        <table:table-row table:style-name="ro4">
          <table:table-cell table:style-name="ce1" office:value-type="string">
            <text:p>rho</text:p>
          </table:table-cell>
          <table:table-cell table:style-name="ce4" office:value-type="float" office:value="957.637753042">
            <text:p>9.58E+002</text:p>
          </table:table-cell>
          <table:table-cell office:value-type="string">
            <text:p>kg/m³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IDEAL (ZERO-DENSITY) PART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>
            <text:p>eps_on_k</text:p>
          </table:table-cell>
          <table:table-cell office:value-type="float" office:value="251.196">
            <text:p>251.196</text:p>
          </table:table-cell>
          <table:table-cell office:value-type="string">
            <text:p>K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igma</text:p>
          </table:table-cell>
          <table:table-cell office:value-type="float" office:value="0.3751">
            <text:p>0.3751</text:p>
          </table:table-cell>
          <table:table-cell office:value-type="string">
            <text:p>nm</text:p>
          </table:table-cell>
          <table:table-cell table:number-columns-repeated="4"/>
        </table:table-row>
        <table:table-row table:style-name="ro1">
          <table:table-cell table:style-name="ce1" office:value-type="string">
            <text:p>T_star</text:p>
          </table:table-cell>
          <table:table-cell table:formula="of:=T/eps_on_k" office:value-type="float" office:value="2.62743037309511">
            <text:p>2.6274303731</text:p>
          </table:table-cell>
          <table:table-cell table:number-columns-repeated="5"/>
        </table:table-row>
        <table:table-row table:style-name="ro4">
          <table:table-cell office:value-type="string">
            <text:p>i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table:style-name="ce5" office:value-type="float" office:value="0.02387869">
            <text:p>0.02387869</text:p>
          </table:table-cell>
          <table:table-cell office:value-type="float" office:value="4.350794">
            <text:p>4.350794</text:p>
          </table:table-cell>
          <table:table-cell office:value-type="float" office:value="-10.33404">
            <text:p>-10.33404</text:p>
          </table:table-cell>
          <table:table-cell office:value-type="float" office:value="7.98159">
            <text:p>7.98159</text:p>
          </table:table-cell>
          <table:table-cell office:value-type="float" office:value="-1.940558">
            <text:p>-1.940558</text:p>
          </table:table-cell>
          <table:table-cell/>
        </table:table-row>
        <table:table-row table:style-name="ro1">
          <table:table-cell office:value-type="string">
            <text:p>term</text:p>
          </table:table-cell>
          <table:table-cell table:style-name="ce5" table:formula="of:=[.B14]*(T/100)^(2-[.B13])" office:value-type="float" office:value="0.157599354">
            <text:p>0.157599354</text:p>
          </table:table-cell>
          <table:table-cell table:style-name="ce5" table:formula="of:=[.C14]*(T/100)^(2-[.C13])" office:value-type="float" office:value="4.350794">
            <text:p>4.350794</text:p>
          </table:table-cell>
          <table:table-cell table:style-name="ce5" table:formula="of:=[.D14]*(T/100)^(2-[.D13])" office:value-type="float" office:value="-1.56576363636364">
            <text:p>-1.5657636364</text:p>
          </table:table-cell>
          <table:table-cell table:style-name="ce5" table:formula="of:=[.E14]*(T/100)^(2-[.E13])" office:value-type="float" office:value="0.183232093663912">
            <text:p>0.1832320937</text:p>
          </table:table-cell>
          <table:table-cell table:style-name="ce5" table:formula="of:=[.F14]*(T/100)^(2-[.F13])" office:value-type="float" office:value="-0.00674986086762946">
            <text:p>-0.0067498609</text:p>
          </table:table-cell>
          <table:table-cell/>
        </table:table-row>
        <table:table-row table:style-name="ro2">
          <table:table-cell table:style-name="ce1" office:value-type="string">
            <text:p>cint_on_k</text:p>
          </table:table-cell>
          <table:table-cell table:formula="of:=1  + EXP(-183.5/T)*SUM([.B15:.F15])" office:value-type="float" office:value="3.36202198850163">
            <text:p>3.3620219885</text:p>
          </table:table-cell>
          <table:table-cell table:number-columns-repeated="5"/>
        </table:table-row>
        <table:table-row table:style-name="ro1">
          <table:table-cell table:style-name="ce1" office:value-type="string">
            <text:p>r</text:p>
          </table:table-cell>
          <table:table-cell table:formula="of:=SQRT(2/5*cint_on_k)" office:value-type="float" office:value="1.15965891338818">
            <text:p>1.1596589134</text:p>
          </table:table-cell>
          <table:table-cell table:number-columns-repeated="5"/>
        </table:table-row>
        <table:table-row table:style-name="ro3">
          <table:table-cell office:value-type="string">
            <text:p>1+r²</text:p>
          </table:table-cell>
          <table:table-cell table:formula="of:=1+r_^2" office:value-type="float" office:value="2.34480879540065">
            <text:p>2.344808795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i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0.4226159">
            <text:p>0.4226159</text:p>
          </table:table-cell>
          <table:table-cell office:value-type="float" office:value="0.6280115">
            <text:p>0.6280115</text:p>
          </table:table-cell>
          <table:table-cell office:value-type="float" office:value="-0.5387661">
            <text:p>-0.5387661</text:p>
          </table:table-cell>
          <table:table-cell office:value-type="float" office:value="0.6735941">
            <text:p>0.6735941</text:p>
          </table:table-cell>
          <table:table-cell office:value-type="float" office:value="-0.4362677">
            <text:p>-0.4362677</text:p>
          </table:table-cell>
          <table:table-cell office:value-type="float" office:value="0.2255388">
            <text:p>0.2255388</text:p>
          </table:table-cell>
        </table:table-row>
        <table:table-row table:style-name="ro1">
          <table:table-cell office:value-type="string">
            <text:p>term</text:p>
          </table:table-cell>
          <table:table-cell table:formula="of:=[.B21]/T_star^[.B20]" office:value-type="float" office:value="0.4226159">
            <text:p>0.4226159</text:p>
          </table:table-cell>
          <table:table-cell table:formula="of:=[.C21]/T_star^[.C20]" office:value-type="float" office:value="0.2390211769">
            <text:p>0.2390211769</text:p>
          </table:table-cell>
          <table:table-cell table:formula="of:=[.D21]/T_star^[.D20]" office:value-type="float" office:value="-0.078043696137396">
            <text:p>-0.0780436961</text:p>
          </table:table-cell>
          <table:table-cell table:formula="of:=[.E21]/T_star^[.E20]" office:value-type="float" office:value="0.037136812622187">
            <text:p>0.0371368126</text:p>
          </table:table-cell>
          <table:table-cell table:formula="of:=[.F21]/T_star^[.F20]" office:value-type="float" office:value="-0.00132606790523769">
            <text:p>-0.0013260679</text:p>
          </table:table-cell>
          <table:table-cell table:formula="of:=[.G21]/T_star^[.G20]" office:value-type="float" office:value="0.000260917226288932">
            <text:p>0.0002609172</text:p>
          </table:table-cell>
        </table:table-row>
        <table:table-row table:style-name="ro2">
          <table:table-cell table:style-name="ce1" office:value-type="string">
            <text:p>Clamstar</text:p>
          </table:table-cell>
          <table:table-cell table:formula="of:=SUM([.B22:.G22])" office:value-type="float" office:value="0.619665042705842">
            <text:p>0.619665042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>
            <text:p>lam0</text:p>
          </table:table-cell>
          <table:table-cell table:style-name="ce1" table:formula="of:=0.475598*SQRT(T)*(1+r_^2) / Clamstar" office:value-type="float" office:value="46.2341018085928">
            <text:p>46.2341018086</text:p>
          </table:table-cell>
          <table:table-cell office:value-type="string">
            <text:p>mW/m·K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RESIDUAL PART</text:p>
          </table:table-cell>
          <table:table-cell table:number-columns-repeated="6"/>
        </table:table-row>
        <table:table-row table:style-name="ro2">
          <table:table-cell office:value-type="string">
            <text:p>i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d</text:p>
          </table:table-cell>
          <table:table-cell table:style-name="ce6" office:value-type="float" office:value="0.02447164">
            <text:p>2.45E-002</text:p>
          </table:table-cell>
          <table:table-cell table:style-name="ce6" office:value-type="float" office:value="0.00008705605">
            <text:p>8.71E-005</text:p>
          </table:table-cell>
          <table:table-cell table:style-name="ce6" office:value-type="float" office:value="-0.0000000654795">
            <text:p>-6.55E-008</text:p>
          </table:table-cell>
          <table:table-cell table:style-name="ce6" office:value-type="float" office:value="0.00000000006594919">
            <text:p>6.59E-011</text:p>
          </table:table-cell>
          <table:table-cell table:number-columns-repeated="2"/>
        </table:table-row>
        <table:table-row table:style-name="ro1">
          <table:table-cell office:value-type="string">
            <text:p>term</text:p>
          </table:table-cell>
          <table:table-cell table:formula="of:=[.B29]*rho^[.B28]" office:value-type="float" office:value="23.4349663428527">
            <text:p>23.4349663429</text:p>
          </table:table-cell>
          <table:table-cell table:formula="of:=[.C29]*rho^[.C28]" office:value-type="float" office:value="79.8364975236679">
            <text:p>79.8364975237</text:p>
          </table:table-cell>
          <table:table-cell table:formula="of:=[.D29]*rho^[.D28]" office:value-type="float" office:value="-57.5054665632162">
            <text:p>-57.5054665632</text:p>
          </table:table-cell>
          <table:table-cell table:formula="of:=[.E29]*rho^[.E28]" office:value-type="float" office:value="55.4644232996456">
            <text:p>55.4644232996</text:p>
          </table:table-cell>
          <table:table-cell table:number-columns-repeated="2"/>
        </table:table-row>
        <table:table-row table:style-name="ro2">
          <table:table-cell table:style-name="ce1" office:value-type="string">
            <text:p>lamr</text:p>
          </table:table-cell>
          <table:table-cell table:style-name="ce1" table:formula="of:=SUM([.B30:.E30])" office:value-type="float" office:value="101.23042060295">
            <text:p>101.230420603</text:p>
          </table:table-cell>
          <table:table-cell office:value-type="string">
            <text:p>mW/m·K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2">
          <table:table-cell table:style-name="ce1" office:value-type="string">
            <text:p>lam0+lamr</text:p>
          </table:table-cell>
          <table:table-cell table:formula="of:=lam0+lamr" office:value-type="float" office:value="147.464522411543">
            <text:p>147.4645224115</text:p>
          </table:table-cell>
          <table:table-cell office:value-type="string">
            <text:p>mW/m·K</text:p>
          </table:table-cell>
          <table:table-cell table:number-columns-repeated="4"/>
        </table:table-row>
      </table:table>
      <table:named-expressions>
        <table:named-range table:name="cint_on_k" table:base-cell-address="$Sheet1.$A$11" table:cell-range-address="$Sheet1.$B$16"/>
        <table:named-range table:name="Clamstar" table:base-cell-address="$Sheet1.$A$17" table:cell-range-address="$Sheet1.$B$23"/>
        <table:named-range table:name="eps_on_k" table:base-cell-address="$Sheet1.$A$5" table:cell-range-address="$Sheet1.$B$10"/>
        <table:named-range table:name="lam0" table:base-cell-address="$Sheet1.$A$25" table:cell-range-address="$Sheet1.$B$25"/>
        <table:named-range table:name="lam0_lamr" table:base-cell-address="$Sheet1.$A$33" table:cell-range-address="$Sheet1.$B$33"/>
        <table:named-range table:name="lamr" table:base-cell-address="$Sheet1.$A$31" table:cell-range-address="$Sheet1.$B$31"/>
        <table:named-range table:name="rho" table:base-cell-address="$Sheet1.$A$5" table:cell-range-address="$Sheet1.$B$5"/>
        <table:named-range table:name="r_" table:base-cell-address="$Sheet1.$A$12" table:cell-range-address="$Sheet1.$B$17"/>
        <table:named-range table:name="sigma" table:base-cell-address="$Sheet1.$A$6" table:cell-range-address="$Sheet1.$B$11"/>
        <table:named-range table:name="T" table:base-cell-address="$Sheet1.$A$4" table:cell-range-address="$Sheet1.$B$4"/>
        <table:named-range table:name="T_star" table:base-cell-address="$Sheet1.$A$7" table:cell-range-address="$Sheet1.$B$12"/>
        <table:named-range table:name="_r" table:base-cell-address="$Sheet1.$A$12" table:cell-range-address="$Sheet1.$B$1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Pye</meta:initial-creator>
    <meta:creation-date>2014-03-25T19:16:24</meta:creation-date>
    <dc:date>2014-03-26T17:54:54</dc:date>
    <dc:creator>John Pye</dc:creator>
    <meta:editing-duration>PT22H26M5S</meta:editing-duration>
    <meta:editing-cycles>4</meta:editing-cycles>
    <meta:generator>LibreOffice/4.0.4.2$Linux_X86_64 LibreOffice_project/400m0$Build-2</meta:generator>
    <meta:document-statistic meta:table-count="1" meta:cell-count="89" meta:object-count="0"/>
  </office:meta>
</office:document-meta>
</file>